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23c6"/>
    </style:style>
    <style:style style:name="T1" style:family="text">
      <style:text-properties officeooo:rsid="000b23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 Pemrograman II #</text:span></text:p>
      <text:p text:style-name="P1"><text:span text:style-name="T1"/></text:p>
      <text:p text:style-name="P1"><text:span text:style-name="T1"><text:s text:c="4"/>Mata Kuliah <text:s text:c="2"/><text:tab/>: Pemrograman II</text:span></text:p>
      <text:p text:style-name="P1"><text:span text:style-name="T1"><text:s text:c="4"/>Dosen <text:s text:c="8"/><text:tab/><text:tab/>: Nuryadin, S.Kom.</text:span></text:p>
      <text:p text:style-name="P1"><text:span text:style-name="T1"><text:s text:c="4"/>Semester <text:s text:c="5"/><text:tab/>: Gasal / III</text:span></text:p>
      <text:p text:style-name="P1"><text:span text:style-name="T1"><text:s text:c="4"/>Th. Akademik <text:s/><text:tab/>: 2012/2013 </text:span></text:p>
      <text:p text:style-name="P1"><text:span text:style-name="T1"><text:s text:c="4"/>Prodi <text:s text:c="8"/><text:tab/><text:tab/>: Teknik Informatika</text:span></text:p>
      <text:p text:style-name="P1"><text:span text:style-name="T1"/></text:p>
      <text:p text:style-name="P1"><text:span text:style-name="T1">Di sini akan dijelaskan sedikit tentang program yang ada di direktori ini.</text:span></text:p>
      <text:p text:style-name="P1"><text:span text:style-name="T1">Pada prinsipnya program ini dibuat untuk mengerjakan soal UTS Semester Gasal</text:span></text:p>
      <text:p text:style-name="P1"><text:span text:style-name="T1">di BPP UI Amirul Mu'minin Sidareja tertanggal 1 Desember 2012, Sabtu.</text:span></text:p>
      <text:p text:style-name="P1"><text:span text:style-name="T1"/></text:p>
      <text:p text:style-name="P1"><text:span text:style-name="T1"><text:s text:c="4"/>sebenarnya agak kurang _tepat_ menganggap ini adalah sebuah _program_</text:span></text:p>
      <text:p text:style-name="P1"><text:span text:style-name="T1"><text:s text:c="4"/>tapi ini hanya semata-mata untuk memudahkan dalam penyebutan saja. :)</text:span></text:p>
      <text:p text:style-name="P1"><text:span text:style-name="T1"/></text:p>
      <text:p text:style-name="P1"><text:span text:style-name="T1">## Penjelasan Singkat : ##</text:span></text:p>
      <text:p text:style-name="P1"><text:span text:style-name="T1"/></text:p>
      <text:p text:style-name="P1"><text:span text:style-name="T1">Program ini menggunakan tipe data record, di mana data akan disimpan dalam </text:span></text:p>
      <text:p text:style-name="P1"><text:span text:style-name="T1">buffer untuk selanjutnya akan ditampilkan ke layar setelah semua data diinputkan.</text:span></text:p>
      <text:p text:style-name="P1"><text:span text:style-name="T1"/></text:p>
      <text:p text:style-name="P1"><text:span text:style-name="T1">Pada saat program dieksekusi, kita akan diminta untuk memasukkan data berupa</text:span></text:p>
      <text:p text:style-name="P1"><text:span text:style-name="T1">NIP, Nama, dan Jabatan sebanyak 5 kali. Setelah itu kelima data itu akan </text:span></text:p>
      <text:p text:style-name="P1"><text:span text:style-name="T1">ditampilkan di layar. Di akhir baris, user akan diberi pertanyaan apakah akan </text:span></text:p>
      <text:p text:style-name="P1"><text:span text:style-name="T1">mengulang program atau tidak. Program akan berhenti ketika user memilih/</text:span></text:p>
      <text:p text:style-name="P1"><text:span text:style-name="T1">mengetikkan `T` yang berarti program tidak dilanjutkan dan code untuk mengakhiri</text:span></text:p>
      <text:p text:style-name="P1"><text:span text:style-name="T1">program akan dieksekusi.</text:span></text:p>
      <text:p text:style-name="P1"><text:span text:style-name="T1"/></text:p>
      <text:p text:style-name="P1"><text:span text:style-name="T1">Listing programnya dapat diakses langsung melalui :</text:span></text:p>
      <text:p text:style-name="P1"><text:span text:style-name="T1"/></text:p>
      <text:p text:style-name="P1"><text:span text:style-name="T1"><text:s text:c="4"/>https://github.com/samsulmaarif/pascal-sam/tree/master/uts-dec-2012</text:span></text:p>
      <text:p text:style-name="P1"><text:span text:style-name="T1"/></text:p>
      <text:p text:style-name="P1"><text:span text:style-name="T1">Jika `git` terinstall di sistem operasi Anda, dapat pula Anda clone dengan </text:span></text:p>
      <text:p text:style-name="P1"><text:span text:style-name="T1">baris perintah :</text:span></text:p>
      <text:p text:style-name="P1"><text:span text:style-name="T1"/></text:p>
      <text:p text:style-name="P1"><text:span text:style-name="T1"><text:s text:c="4"/>git clone https://github.com/samsulmaarif/pascal-sam.git</text:span></text:p>
      <text:p text:style-name="P1"><text:span text:style-name="T1"/></text:p>
      <text:p text:style-name="P1"><text:span text:style-name="T1">perintah tersebut akan menyalin seluruh repositori `pascal-sam` ke lokal.</text:span></text:p>
      <text:p text:style-name="P1"><text:span text:style-name="T1"/></text:p>
      <text:p text:style-name="P1"><text:span text:style-name="T1">Demikian, semoga bermanfaat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Regards, <text:s/></text:span></text:p>
      <text:p text:style-name="P1"><text:span text:style-name="T1">@samsulmaarif_ <text:s/></text:span></text:p>
      <text:p text:style-name="P1"><text:span text:style-name="T1">mail@samsul.web.id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sul Maarif</meta:initial-creator>
    <meta:creation-date>2012-12-08T23:58:00</meta:creation-date>
    <dc:date>2012-12-08T23:59:52</dc:date>
    <dc:creator>Samsul Maarif</dc:creator>
    <meta:editing-duration>P0D</meta:editing-duration>
    <meta:editing-cycles>1</meta:editing-cycles>
    <meta:document-statistic meta:table-count="0" meta:image-count="0" meta:object-count="0" meta:page-count="1" meta:paragraph-count="30" meta:word-count="208" meta:character-count="1564" meta:non-whitespace-character-count="1308"/>
    <meta:generator>LibreOffice/3.6$Linux_x86 LibreOffice_project/815c576-a5d8898-9df72e7-b4d87fe-96ce64</meta:generator>
  </office:meta>
</office:document-meta>
</file>